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1f3fd4"/>
    </style:style>
    <style:style style:name="P6" style:family="paragraph" style:parent-style-name="Horizontal_20_Line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weight="normal" officeooo:paragraph-rsid="001f3fd4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9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2">
      <style:paragraph-properties fo:margin-top="0in" fo:margin-bottom="0in" style:contextual-spacing="false"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</style:style>
    <style:style style:name="P13" style:family="paragraph" style:parent-style-name="Text_20_body" style:list-style-name="L3">
      <style:paragraph-properties fo:margin-top="0in" fo:margin-bottom="0in" style:contextual-spacing="false" fo:text-align="justify" style:justify-single-word="false"/>
    </style:style>
    <style:style style:name="P14" style:family="paragraph" style:parent-style-name="Text_20_body" style:list-style-name="L3">
      <style:paragraph-properties fo:text-align="justify" style:justify-single-word="false"/>
    </style:style>
    <style:style style:name="P15" style:family="paragraph" style:parent-style-name="Text_20_body" style:list-style-name="L4">
      <style:paragraph-properties fo:margin-top="0in" fo:margin-bottom="0in" style:contextual-spacing="false" fo:text-align="justify" style:justify-single-word="false"/>
    </style:style>
    <style:style style:name="P16" style:family="paragraph" style:parent-style-name="Text_20_body" style:list-style-name="L4">
      <style:paragraph-properties fo:text-align="justify" style:justify-single-word="false"/>
    </style:style>
    <style:style style:name="P17" style:family="paragraph" style:parent-style-name="Text_20_body" style:list-style-name="L5">
      <style:paragraph-properties fo:margin-top="0in" fo:margin-bottom="0in" style:contextual-spacing="false" fo:text-align="justify" style:justify-single-word="false"/>
    </style:style>
    <style:style style:name="P18" style:family="paragraph" style:parent-style-name="Text_20_body" style:list-style-name="L5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tyle="italic" fo:font-weight="normal" officeooo:paragraph-rsid="001f3fd4" style:font-style-asian="italic" style:font-weight-asian="normal" style:font-style-complex="italic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fo:font-weight="normal" officeooo:rsid="001f3fd4" style:font-weight-asian="normal" style:font-weight-complex="normal"/>
    </style:style>
    <style:style style:name="T4" style:family="text">
      <style:text-properties style:font-name="Times New Roman" fo:font-weight="normal" officeooo:rsid="001cbf99" style:font-weight-asian="normal" style:font-weight-complex="normal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font-style="italic" fo:font-weight="normal" officeooo:rsid="001f3fd4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Learning a fast 3D spectral approach to object segmentation and</text:span></text:span></text:h>
      <text:p text:style-name="P2"><text:span text:style-name="Strong_20_Emphasis"><text:span text:style-name="T1">tracking over space and time</text:span></text:span></text:p>
      <text:p text:style-name="P7"/>
      <text:p text:style-name="P7">Articial Intelligence 340 (2025) 104281<text:tab/><text:tab/><text:tab/><text:tab/><text:tab/><text:tab/> <text:s text:c="8"/>January 2025</text:p>
      <text:p text:style-name="P7"/>
      <text:p text:style-name="P5"><text:span text:style-name="Strong_20_Emphasis"><text:span text:style-name="T6">Anahtar Kelimeler: </text:span></text:span><text:span text:style-name="Strong_20_Emphasis"><text:span text:style-name="T5">Video Nesne Segmentasyonu, Takip, Spektral Kümeleme</text:span></text:span></text:p>
      <text:p text:style-name="P19"/>
      <text:p text:style-name="P5"><text:span text:style-name="T2"><text:tab/>Günümüzde video nesne segmentasyonu ve nesne takibi, yapay zeka ve bilgisayarlı görü alanlarında önemli araştırma konularından biri haline gelmiştir. </text:span><text:span text:style-name="Strong_20_Emphasis"><text:span text:style-name="T2">Video içeriğindeki nesnelerin doğru bir şekilde belirlenmesi, ayrılması ve zaman içinde izlenmesi</text:span></text:span><text:span text:style-name="T2">, otomatik sürüş sistemlerinden gözetim sistemlerine, artırılmış gerçeklikten biyomedikal görüntülemeye kadar birçok farklı alanda kritik bir rol oynamaktadır. Ancak, mevcut yöntemler genellikle ya </text:span><text:span text:style-name="Strong_20_Emphasis"><text:span text:style-name="T2">segmentasyon</text:span></text:span><text:span text:style-name="T2"> ya da </text:span><text:span text:style-name="Strong_20_Emphasis"><text:span text:style-name="T2">takip</text:span></text:span><text:span text:style-name="T2"> üzerine odaklanmakta olup, iki görevi birlikte ele alan yaklaşımlar oldukça sınırlıdır.</text:span></text:p>
      <text:p text:style-name="P8"/>
      <text:p text:style-name="P4"><text:span text:style-name="T2"><text:tab/>Bu çalışmada, </text:span><text:span text:style-name="Strong_20_Emphasis"><text:span text:style-name="T2">uzay ve zaman içinde nesne segmentasyonu ve takibini gerçekleştirmek amacıyla hızlı bir 3D spektral yöntem</text:span></text:span><text:span text:style-name="T2"> geliştirilmiştir. </text:span><text:span text:style-name="Strong_20_Emphasis"><text:span text:style-name="T2">SFSeg++ (Spectral Filtering for Segmentation and Tracking)</text:span></text:span><text:span text:style-name="T2"> adı verilen bu yöntem, </text:span><text:span text:style-name="Strong_20_Emphasis"><text:span text:style-name="T2">spektral kümeleme</text:span></text:span><text:span text:style-name="T2"> prensiplerine dayanmaktadır ve nesneleri </text:span><text:span text:style-name="Strong_20_Emphasis"><text:span text:style-name="T2">uzay-zaman grafiği</text:span></text:span><text:span text:style-name="T2"> üzerinde kümeler halinde gruplandırarak belirlemeyi amaçlamaktadır. Önerilen model, </text:span><text:span text:style-name="Strong_20_Emphasis"><text:span text:style-name="T2">graf optimizasyonu</text:span></text:span><text:span text:style-name="T2"> ve </text:span><text:span text:style-name="Strong_20_Emphasis"><text:span text:style-name="T2">3D </text:span></text:span><text:span text:style-name="Strong_20_Emphasis"><text:span text:style-name="T4">konvolüsyon</text:span></text:span><text:span text:style-name="T2"> tekniklerini bir araya getirerek, geleneksel yöntemlere kıyasla çok daha hızlı ve doğru sonuçlar elde etmektedir.</text:span></text:p>
      <text:p text:style-name="P7"><text:tab/></text:p>
      <text:p text:style-name="P5"><text:span text:style-name="T2"><text:tab/>Mevcut yaklaşımların çoğu, video nesne segmentasyonunu </text:span><text:span text:style-name="Strong_20_Emphasis"><text:span text:style-name="T2">piksel seviyesinde</text:span></text:span><text:span text:style-name="T2"> ele almak yerine, </text:span><text:span text:style-name="Strong_20_Emphasis"><text:span text:style-name="T2">daha yüksek seviyeli bileşenler</text:span></text:span><text:span text:style-name="T2"> (nesneler, süper pikseller veya öznitelikler) kullanarak işlem yapmaktadır. Ancak, bu tür düşük çözünürlüklü analizler, </text:span><text:span text:style-name="Strong_20_Emphasis"><text:span text:style-name="T2">nesne tutarlılığını koruma</text:span></text:span><text:span text:style-name="T2"> konusunda yetersiz kalmaktadır. </text:span><text:span text:style-name="Strong_20_Emphasis"><text:span text:style-name="T2">Bu çalışma, piksel seviyesinde uzay-zaman tutarlılığı sağlayan yeni bir spektral kümeleme modeli sunarak, nesne segmentasyonu ve takibinde önemli bir ilerleme sağlamaktadır.</text:span></text:span></text:p>
      <text:p text:style-name="P8">Önerilen yöntemin başlıca katkıları şunlardır:</text:p>
      <text:list xml:id="list409511897" text:style-name="L1">
        <text:list-item>
          <text:p text:style-name="P9"><text:span text:style-name="Strong_20_Emphasis"><text:span text:style-name="T2">Spektral kümeleme</text:span></text:span><text:span text:style-name="T2"> yöntemi kullanılarak video nesne segmentasyonu ve takibinin tek bir çerçevede ele alınması.</text:span></text:p>
        </text:list-item>
        <text:list-item>
          <text:p text:style-name="P9"><text:span text:style-name="Strong_20_Emphasis"><text:span text:style-name="T2">3D evrişim bazlı bir optimizasyon yaklaşımı</text:span></text:span><text:span text:style-name="T2"> ile büyük ölçekli videoların işlenmesinde önemli hız kazanımı sağlanması.</text:span></text:p>
        </text:list-item>
        <text:list-item>
          <text:p text:style-name="P9"><text:span text:style-name="Strong_20_Emphasis"><text:span text:style-name="T2">Çok kanallı öğrenme (multi-channel learning)</text:span></text:span><text:span text:style-name="T2"> yaklaşımı sayesinde, farklı giriş özelliklerinden yararlanarak daha hassas nesne bölütleme yapılması.</text:span></text:p>
        </text:list-item>
        <text:list-item>
          <text:p text:style-name="P10"><text:span text:style-name="Strong_20_Emphasis"><text:span text:style-name="T2">TCONT metriği</text:span></text:span><text:span text:style-name="T2"> adı verilen yeni bir </text:span><text:span text:style-name="Strong_20_Emphasis"><text:span text:style-name="T2">zamansal tutarlılık ölçütü</text:span></text:span><text:span text:style-name="T2"> tanımlanarak, segmentasyon sonuçlarının zaman içinde daha istikrarlı olması sağlanması.</text:span></text:p>
        </text:list-item>
      </text:list>
      <text:p text:style-name="P4"><text:span text:style-name="T2">Bu çalışma, </text:span><text:span text:style-name="Strong_20_Emphasis"><text:span text:style-name="T2">video nesne segmentasyonu ile nesne takibini birleştirerek</text:span></text:span><text:span text:style-name="T2">, modern bilgisayarlı görü tekniklerine önemli katkılar sunmaktadır. Özellikle, </text:span><text:span text:style-name="Strong_20_Emphasis"><text:span text:style-name="T2">optik akış (optical flow) ve grafik tabanlı </text:span></text:span><text:soft-page-break/><text:span text:style-name="Strong_20_Emphasis"><text:span text:style-name="T2">yöntemlerin bir arada kullanılması</text:span></text:span><text:span text:style-name="T2">, nesnelerin zaman içindeki hareketlerini ve şekil değişimlerini daha doğru bir şekilde yakalayabilmeyi mümkün kılmaktadır.</text:span></text:p>
      <text:h text:style-name="P3" text:outline-level="3"><text:span text:style-name="Strong_20_Emphasis"><text:span text:style-name="T2">1. Video Nesne Segmentasyonunda Spektral Kümeleme Yaklaşımı</text:span></text:span></text:h>
      <text:p text:style-name="P4"><text:span text:style-name="T2">Video nesne segmentasyonu, bir videodaki belirli nesnelerin </text:span><text:span text:style-name="Strong_20_Emphasis"><text:span text:style-name="T2">arka plandan ayrıştırılması</text:span></text:span><text:span text:style-name="T2"> ve bu nesnelerin her karede tutarlı bir şekilde belirlenmesini amaçlayan bir süreçtir. Geleneksel yöntemler, genellikle </text:span><text:span text:style-name="Strong_20_Emphasis"><text:span text:style-name="T2">CNN </text:span></text:span><text:span text:style-name="Strong_20_Emphasis"><text:span text:style-name="T4">(</text:span></text:span><text:span text:style-name="T4">konvolüsyonel</text:span><text:span text:style-name="Strong_20_Emphasis"><text:span text:style-name="T2"> sinir ağları</text:span></text:span><text:span text:style-name="Strong_20_Emphasis"><text:span text:style-name="T4">) </text:span></text:span><text:span text:style-name="T2">veya </text:span><text:span text:style-name="Strong_20_Emphasis"><text:span text:style-name="T2">optik akış temelli hareket analizleri</text:span></text:span><text:span text:style-name="T2"> kullanarak nesne maskeleri oluşturur. Ancak, bu yaklaşımlar çoğu zaman </text:span><text:span text:style-name="Strong_20_Emphasis"><text:span text:style-name="T2">zamansal tutarlılığı korumakta yetersiz kalmaktadır</text:span></text:span><text:span text:style-name="T2">.</text:span></text:p>
      <text:p text:style-name="P4"><text:span text:style-name="T2">Önerilen </text:span><text:span text:style-name="Strong_20_Emphasis"><text:span text:style-name="T2">SFSeg++ yöntemi</text:span></text:span><text:span text:style-name="T2">, nesne segmentasyonunu </text:span><text:span text:style-name="Strong_20_Emphasis"><text:span text:style-name="T2">bir spektral graf problemi</text:span></text:span><text:span text:style-name="T2"> olarak ele almakta ve </text:span><text:span text:style-name="Strong_20_Emphasis"><text:span text:style-name="T2">bir video çerçevesindeki her pikseli bir grafik düğümü</text:span></text:span><text:span text:style-name="T2"> olarak temsil etmektedir. Bu düğümler arasındaki bağlantılar, </text:span><text:span text:style-name="Strong_20_Emphasis"><text:span text:style-name="T2">piksel benzerliği ve optik akış bilgisi</text:span></text:span><text:span text:style-name="T2"> kullanılarak oluşturulmaktadır. Ana fikir, </text:span><text:span text:style-name="Strong_20_Emphasis"><text:span text:style-name="T2">grafikte en güçlü kümenin videodaki belirgin nesneyi temsil edeceği</text:span></text:span><text:span text:style-name="T2"> varsayımıdır.</text:span></text:p>
      <text:p text:style-name="P8">Bu çerçevede:</text:p>
      <text:list xml:id="list2391393029" text:style-name="L2">
        <text:list-item>
          <text:p text:style-name="P11"><text:span text:style-name="Strong_20_Emphasis"><text:span text:style-name="T2">Her piksel, bir grafik düğümü olarak modellenir ve yerel uzay-zaman bağlantıları ile ilişkili hale getirilir.</text:span></text:span></text:p>
        </text:list-item>
        <text:list-item>
          <text:p text:style-name="P11"><text:span text:style-name="Strong_20_Emphasis"><text:span text:style-name="T2">Segmentasyon problemi, grafikteki en büyük özvektörün (principal eigenvector) bulunmasıyla çözülür.</text:span></text:span></text:p>
        </text:list-item>
        <text:list-item>
          <text:p text:style-name="P12"><text:span text:style-name="Strong_20_Emphasis"><text:span text:style-name="T2">3D evrişim teknikleri kullanılarak, geleneksel spektral yöntemlerden çok daha hızlı ve paralel çalışabilen bir algoritma geliştirilir.</text:span></text:span></text:p>
        </text:list-item>
      </text:list>
      <text:p text:style-name="P4"><text:span text:style-name="T2">Spektral segmentasyonun en büyük avantajı, </text:span><text:span text:style-name="Strong_20_Emphasis"><text:span text:style-name="T2">zamansal tutarlılığı yüksek olan nesne maskeleri üretebilmesidir.</text:span></text:span><text:span text:style-name="T2"> Bu, özellikle </text:span><text:span text:style-name="Strong_20_Emphasis"><text:span text:style-name="T2">nesne sınırlarının karıştığı ve arka plan gürültüsünün yoğun olduğu videolarda</text:span></text:span><text:span text:style-name="T2"> büyük bir avantaj sağlamaktadır.</text:span></text:p>
      <text:h text:style-name="P3" text:outline-level="3"><text:span text:style-name="Strong_20_Emphasis"><text:span text:style-name="T2">2. SFSeg++ Yönteminin Nesne Takibi ile Birleştirilmesi</text:span></text:span></text:h>
      <text:p text:style-name="P4"><text:span text:style-name="T2">Video nesne takibi, bir nesnenin </text:span><text:span text:style-name="Strong_20_Emphasis"><text:span text:style-name="T2">zaman içindeki hareketlerini takip etme sürecidir</text:span></text:span><text:span text:style-name="T2">. Geleneksel nesne takip yöntemleri, genellikle </text:span><text:span text:style-name="Strong_20_Emphasis"><text:span text:style-name="T2">sınırlayıcı kutular (bounding boxes) kullanarak nesne konumunu belirler.</text:span></text:span><text:span text:style-name="T2"> Ancak, sınırlayıcı kutular </text:span><text:span text:style-name="Strong_20_Emphasis"><text:span text:style-name="T2">nesnelerin tam şeklini yakalamakta yetersiz kalmaktadır</text:span></text:span><text:span text:style-name="T2"> ve bu nedenle takip hataları zamanla birikerek ciddi performans düşüşlerine neden olabilmektedir.</text:span></text:p>
      <text:p text:style-name="P4"><text:span text:style-name="T2">Önerilen </text:span><text:span text:style-name="Strong_20_Emphasis"><text:span text:style-name="T2">SFTrack++ yöntemi</text:span></text:span><text:span text:style-name="T2">, nesne takibini </text:span><text:span text:style-name="Strong_20_Emphasis"><text:span text:style-name="T2">doğrudan spektral segmentasyon ile entegre ederek</text:span></text:span><text:span text:style-name="T2"> daha yüksek doğruluk oranları elde etmeyi amaçlamaktadır. Bu model:</text:span></text:p>
      <text:list xml:id="list2384700883" text:style-name="L3">
        <text:list-item>
          <text:p text:style-name="P13"><text:span text:style-name="Strong_20_Emphasis"><text:span text:style-name="T2">Her karede en iyi nesne maskesini oluşturarak, takip algoritmasının daha doğru çalışmasını sağlar.</text:span></text:span></text:p>
        </text:list-item>
        <text:list-item>
          <text:p text:style-name="P13"><text:span text:style-name="Strong_20_Emphasis"><text:span text:style-name="T2">Bounding box yerine doğrudan nesne maskesi üzerinden takip yapılmasını sağlayarak, hatalı takip riskini azaltır.</text:span></text:span></text:p>
        </text:list-item>
        <text:list-item>
          <text:p text:style-name="P14"><text:span text:style-name="Strong_20_Emphasis"><text:span text:style-name="T2">Nesne hareketlerini analiz etmek için optik akış bilgilerini kullanarak, takip edilen nesnelerin yönelim ve hız değişikliklerini daha iyi tahmin eder.</text:span></text:span></text:p>
        </text:list-item>
      </text:list>
      <text:p text:style-name="P4"><text:span text:style-name="T2">Deneysel sonuçlar, </text:span><text:span text:style-name="Strong_20_Emphasis"><text:span text:style-name="T2">SFTrack++ yönteminin geleneksel takip algoritmalarına kıyasla önemli ölçüde daha başarılı olduğunu göstermektedir.</text:span></text:span><text:span text:style-name="T2"> Özellikle </text:span><text:span text:style-name="Strong_20_Emphasis"><text:span text:style-name="T2">hızlı hareket eden nesneler ve karmaşık sahneler içeren videolarda</text:span></text:span><text:span text:style-name="T2">, spektral kümeleme ile desteklenen takip yöntemi çok daha istikrarlı sonuçlar sağlamaktadır.</text:span></text:p>
      <text:p text:style-name="P6"/>
      <text:h text:style-name="P3" text:outline-level="3"><text:soft-page-break/><text:span text:style-name="Strong_20_Emphasis"><text:span text:style-name="T2">3. Deneysel Sonuçlar ve Performans Analizi</text:span></text:span></text:h>
      <text:p text:style-name="P4"><text:span text:style-name="T2">SFSeg++ ve SFTrack++ yöntemlerinin başarısını değerlendirmek amacıyla, </text:span><text:span text:style-name="Strong_20_Emphasis"><text:span text:style-name="T2">farklı veri setleri üzerinde kapsamlı deneyler gerçekleştirilmiştir</text:span></text:span><text:span text:style-name="T2">. Kullanılan veri setleri şunlardır:</text:span></text:p>
      <text:list xml:id="list3081165350" text:style-name="L4">
        <text:list-item>
          <text:p text:style-name="P15"><text:span text:style-name="Strong_20_Emphasis"><text:span text:style-name="T2">DAVIS-2016</text:span></text:span><text:span text:style-name="T2"> (video nesne segmentasyonu için yaygın olarak kullanılan bir benchmark)</text:span></text:p>
        </text:list-item>
        <text:list-item>
          <text:p text:style-name="P15"><text:span text:style-name="Strong_20_Emphasis"><text:span text:style-name="T2">SegTrackv2</text:span></text:span><text:span text:style-name="T2"> (çok nesneli video segmentasyonu)</text:span></text:p>
        </text:list-item>
        <text:list-item>
          <text:p text:style-name="P16"><text:span text:style-name="Strong_20_Emphasis"><text:span text:style-name="T2">GOT-10k ve TrackingNet</text:span></text:span><text:span text:style-name="T2"> (nesne takibi benchmarkları)</text:span></text:p>
        </text:list-item>
      </text:list>
      <text:p text:style-name="P8">Deney sonuçları şu önemli bulguları ortaya koymuştur:</text:p>
      <text:list xml:id="list1222223941" text:style-name="L5">
        <text:list-item>
          <text:p text:style-name="P17"><text:span text:style-name="Strong_20_Emphasis"><text:span text:style-name="T2">SFSeg++ yöntemi, mevcut en iyi segmentasyon modellerine kıyasla %4,2 daha yüksek doğruluk oranına ulaşmıştır.</text:span></text:span></text:p>
        </text:list-item>
        <text:list-item>
          <text:p text:style-name="P17"><text:span text:style-name="Strong_20_Emphasis"><text:span text:style-name="T2">Nesne takibi için önerilen SFTrack++ modeli, geleneksel bounding box temelli takip yöntemlerine kıyasla %6,8 daha başarılıdır.</text:span></text:span></text:p>
        </text:list-item>
        <text:list-item>
          <text:p text:style-name="P18"><text:span text:style-name="Strong_20_Emphasis"><text:span text:style-name="T2">Önerilen TCONT metriği, zamansal tutarlılığı ölçmede etkili bir yöntem olarak doğrulanmıştır.</text:span></text:span></text:p>
        </text:list-item>
      </text:list>
      <text:p text:style-name="P4"><text:span text:style-name="T2">Bu sonuçlar, SFSeg++ ve SFTrack++ modellerinin, </text:span><text:span text:style-name="Strong_20_Emphasis"><text:span text:style-name="T2">video nesne segmentasyonu ve takibinde yeni bir standart belirleyebilecek potansiyele sahip olduğunu</text:span></text:span><text:span text:style-name="T2"> göstermektedir.</text:span></text:p>
      <text:p text:style-name="P4"><text:span text:style-name="Strong_20_Emphasis"><text:span text:style-name="T2"/></text:span></text:p>
      <text:p text:style-name="P4"><text:span text:style-name="T2">Bu çalışma, </text:span><text:span text:style-name="Strong_20_Emphasis"><text:span text:style-name="T2">hızlı 3D spektral yöntemleri kullanarak video nesne segmentasyonu ve takibi için yeni bir yaklaşım sunmaktadır</text:span></text:span><text:span text:style-name="T2">. Geliştirilen </text:span><text:span text:style-name="Strong_20_Emphasis"><text:span text:style-name="T2">SFSeg++ modeli</text:span></text:span><text:span text:style-name="T2">, </text:span><text:span text:style-name="Strong_20_Emphasis"><text:span text:style-name="T2">spektral graf teorisi ve 3D evrişim yöntemlerini bir araya getirerek</text:span></text:span><text:span text:style-name="T2">, nesneleri </text:span><text:span text:style-name="Strong_20_Emphasis"><text:span text:style-name="T2">uzay ve zaman içinde tutarlı bir şekilde belirlemekte ve takip etmektedir</text:span></text:span><text:span text:style-name="T2">.</text:span></text:p>
      <text:p text:style-name="P4"><text:span text:style-name="T2">Sonuçlar, önerilen yöntemin </text:span><text:span text:style-name="Strong_20_Emphasis"><text:span text:style-name="T2">geleneksel yöntemlere kıyasla daha hızlı ve daha doğru sonuçlar verdiğini</text:span></text:span><text:span text:style-name="T2"> ve </text:span><text:span text:style-name="Strong_20_Emphasis"><text:span text:style-name="T2">karmaşık video sahnelerinde yüksek performans sunduğunu</text:span></text:span><text:span text:style-name="T2"> göstermektedir.</text:span></text:p>
      <text:p text:style-name="P4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0:05:37.825136582</meta:creation-date>
    <dc:date>2025-03-18T09:41:07.259075172</dc:date>
    <meta:editing-duration>PT44M26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41" meta:word-count="849" meta:character-count="6849" meta:non-whitespace-character-count="6038"/>
  </office:meta>
</office:document-meta>
</file>